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0" style:family="paragraph" style:parent-style-name="Footnote">
      <style:text-properties style:font-name="Liberation Sans" officeooo:paragraph-rsid="1001a61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text-properties officeooo:paragraph-rsid="0fba5a4f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380a1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06808"/>
    </style:style>
    <style:style style:name="P74" style:family="paragraph" style:parent-style-name="Standard">
      <style:text-properties officeooo:paragraph-rsid="0ff397b4"/>
    </style:style>
    <style:style style:name="P75" style:family="paragraph" style:parent-style-name="Standard">
      <style:text-properties officeooo:paragraph-rsid="0ff3c339"/>
    </style:style>
    <style:style style:name="P76" style:family="paragraph" style:parent-style-name="Standard">
      <style:text-properties officeooo:paragraph-rsid="0ff658a1"/>
    </style:style>
    <style:style style:name="P77" style:family="paragraph" style:parent-style-name="Standard">
      <style:text-properties officeooo:rsid="10048e31" officeooo:paragraph-rsid="10048e31"/>
    </style:style>
    <style:style style:name="P78" style:family="paragraph" style:parent-style-name="Standard">
      <style:paragraph-properties fo:text-align="center" style:justify-single-word="false"/>
      <style:text-properties officeooo:paragraph-rsid="0cc50ec9"/>
    </style:style>
    <style:style style:name="P79" style:family="paragraph" style:parent-style-name="Standard">
      <style:paragraph-properties fo:text-align="center" style:justify-single-word="false"/>
      <style:text-properties officeooo:paragraph-rsid="0c8b5238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cc5fe5b"/>
    </style:style>
    <style:style style:name="P84" style:family="paragraph" style:parent-style-name="Standard">
      <style:paragraph-properties fo:text-align="center" style:justify-single-word="false"/>
      <style:text-properties officeooo:paragraph-rsid="0e38fc62"/>
    </style:style>
    <style:style style:name="P85" style:family="paragraph" style:parent-style-name="Standard">
      <style:paragraph-properties fo:text-align="center" style:justify-single-word="false"/>
      <style:text-properties officeooo:paragraph-rsid="0e82f1b0"/>
    </style:style>
    <style:style style:name="P86" style:family="paragraph" style:parent-style-name="Standard">
      <style:text-properties officeooo:paragraph-rsid="1018685d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88" style:family="paragraph" style:parent-style-name="Standard" style:list-style-name="L1">
      <style:paragraph-properties fo:break-before="page"/>
      <style:text-properties officeooo:paragraph-rsid="0fd655f2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2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font-size="10pt" style:font-size-asian="10pt" style:font-size-complex="10pt"/>
    </style:style>
    <style:style style:name="T24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1" style:family="text">
      <style:text-properties style:text-line-through-style="none" style:text-line-through-type="none" style:font-name="Liberation Sans" style:text-underline-style="none" officeooo:rsid="0673d7fc"/>
    </style:style>
    <style:style style:name="T26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4" style:family="text">
      <style:text-properties style:text-line-through-style="none" style:text-line-through-type="none" style:font-name="Liberation Sans" style:text-underline-style="none" officeooo:rsid="0b0f3a36"/>
    </style:style>
    <style:style style:name="T265" style:family="text">
      <style:text-properties fo:language="en" fo:country="GB"/>
    </style:style>
    <style:style style:name="T266" style:family="text">
      <style:text-properties fo:language="en" fo:country="GB" officeooo:rsid="0e83c34e"/>
    </style:style>
    <style:style style:name="T26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8" style:family="text">
      <style:text-properties fo:language="en" fo:country="GB" officeooo:rsid="0f28d107"/>
    </style:style>
    <style:style style:name="T269" style:family="text">
      <style:text-properties fo:language="en" fo:country="GB" style:font-size-complex="12pt"/>
    </style:style>
    <style:style style:name="T270" style:family="text">
      <style:text-properties fo:language="en" fo:country="GB" officeooo:rsid="0f28d107" style:font-size-complex="12pt"/>
    </style:style>
    <style:style style:name="T27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size="8pt" style:font-size-asian="8pt" style:font-size-complex="8pt" loext:padding="0.049cm" loext:border="0.31pt solid #000000"/>
    </style:style>
    <style:style style:name="T273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6" form:id="control1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7" form:id="control1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7"><text:span text:style-name="Strong_20_Emphasis"><text:span text:style-name="T166">Checklist for installing</text:span></text:span><text:span text:style-name="T204"> </text:span><text:span text:style-name="T204"><text:user-field-get text:name="Distro">Debian</text:user-field-get></text:span><text:span text:style-name="T205"><text:s/></text:span><text:span text:style-name="T205"><text:user-field-get text:name="Version">12</text:user-field-get></text:span><text:span text:style-name="Strong_20_Emphasis"><text:span text:style-name="T167"><text:s/></text:span></text:span><text:span text:style-name="Strong_20_Emphasis"><text:span text:style-name="T168">LTS</text:span></text:span><text:span text:style-name="T206"><text:note text:id="ftn1" text:note-class="footnote"><text:note-citation>1</text:note-citation><text:note-body><text:p text:style-name="P30"><text:span text:style-name="T193">L</text:span><text:span text:style-name="T194">TS stands for Long-Term Support, and this </text:span><text:span text:style-name="T201">June</text:span><text:span text:style-name="T195"> </text:span><text:span text:style-name="Strong_20_Emphasis"><text:span text:style-name="T116"><text:user-field-get text:name="Releaseyear">2023</text:user-field-get></text:span></text:span><text:span text:style-name="T197"><text:s/></text:span><text:span text:style-name="T202"><text:user-field-get text:name="Distro">Debian</text:user-field-get></text:span><text:span text:style-name="T203"><text:s/></text:span><text:span text:style-name="T203"><text:user-field-get text:name="Version">12</text:user-field-get></text:span><text:span text:style-name="Strong_20_Emphasis"><text:span text:style-name="T169"><text:s/></text:span></text:span><text:span text:style-name="T195">LTS </text:span><text:span text:style-name="T196">(</text:span><text:span text:style-name="T194">codenamed</text:span><text:span text:style-name="T196"> </text:span><text:span text:style-name="T200">bookworm</text:span><text:span text:style-name="T196">) </text:span><text:span text:style-name="T194">will be </text:span><text:span text:style-name="T199">supported</text:span><text:span text:style-name="T194"> for five years until </text:span><text:span text:style-name="T201">June</text:span><text:span text:style-name="T195"> </text:span><text:span text:style-name="T193">202</text:span><text:span text:style-name="T201">8</text:span><text:span text:style-name="T198">.</text:span></text:p></text:note-body></text:note></text:span><text:span text:style-name="T207"> </text:span><text:span text:style-name="T207"><text:user-field-get text:name="Edition">desktop</text:user-field-get></text:span><text:span text:style-name="T208">.</text:span></text:p>
      <text:p text:style-name="P8"/>
      <text:p text:style-name="P52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252">karelzimmer.nl</text:span></text:span></text:a><text:span text:style-name="T28"> for this and other Linux documents, scripts, and information.</text:span></text:p>
      <text:p text:style-name="P50"/>
      <text:p text:style-name="P29"><text:span text:style-name="T136">This is a fillable PDF with </text:span><text:span text:style-name="Strong_20_Emphasis"><text:span text:style-name="T33">te</text:span></text:span><text:span text:style-name="Strong_20_Emphasis"><text:span text:style-name="T35">x</text:span></text:span><text:span text:style-name="Strong_20_Emphasis"><text:span text:style-name="T33">t</text:span></text:span><text:span text:style-name="T136"> </text:span><text:span text:style-name="T137">a</text:span><text:span text:style-name="T136">n</text:span><text:span text:style-name="T137">d</text:span><text:span text:style-name="Strong_20_Emphasis"><text:span text:style-name="T34"> </text:span></text:span><text:span text:style-name="Strong_20_Emphasis"><text:span text:style-name="T71"><draw:control text:anchor-type="as-char" draw:z-index="11" draw:name="Vorm3_ 1" draw:style-name="gr1" draw:text-style-name="P92" svg:width="0.35cm" svg:height="0.35cm" draw:control="control12"/></text:span></text:span><text:span text:style-name="T136"><text:s/>checkboxes; printing is not necessary.</text:span></text:p>
      <text:p text:style-name="P44"/>
      <text:p text:style-name="P53"><text:span text:style-name="Definition"><text:span text:style-name="T267">user</text:span></text:span><text:span text:style-name="T218"><text:tab/><text:tab/></text:span><text:span text:style-name="T217"> <text:tab/><text:tab/><text:tab/></text:span><text:span text:style-name="T219"><draw:control text:anchor-type="as-char" svg:y="-0.429cm" draw:z-index="12" draw:name="Gebruiker 2" draw:style-name="gr2" draw:text-style-name="P93" svg:width="6.002cm" svg:height="0.6cm" draw:control="control13"><svg:title>Gebruiker</svg:title><svg:desc>Volledige naam, bijv. Jan Stek</svg:desc></draw:control></text:span><text:span text:style-name="T219"><text:tab/></text:span><text:span text:style-name="T220">[</text:span><text:span text:style-name="T211">na</text:span><text:span text:style-name="T212">me,</text:span><text:span text:style-name="T211"> </text:span><text:span text:style-name="T212">e.g.</text:span><text:span text:style-name="T211"> </text:span><text:span text:style-name="T213">J</text:span><text:span text:style-name="T221">a</text:span><text:span text:style-name="T213">n </text:span><text:span text:style-name="T221">Jansen</text:span><text:span text:style-name="T222">]</text:span></text:p>
      <text:p text:style-name="P56"><text:span text:style-name="Definition"><text:span text:style-name="T210">USER</text:span></text:span><text:span text:style-name="Definition"><text:span text:style-name="T265">na</text:span></text:span><text:span text:style-name="Definition"><text:span text:style-name="T268">me</text:span></text:span><text:span text:style-name="T209"><text:tab/><text:tab/><text:tab/></text:span><text:span text:style-name="T209"><draw:control text:anchor-type="as-char" svg:y="-0.429cm" draw:z-index="13" draw:name="Gberuikersnaam 2" draw:style-name="gr2" draw:text-style-name="P93" svg:width="6.002cm" svg:height="0.6cm" draw:control="control14"><svg:title>Gebruikersnaam</svg:title><svg:desc>Korte naam, bijv. jan</svg:desc></draw:control></text:span><text:span text:style-name="T209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0">j</text:span><text:span text:style-name="T171">a</text:span><text:span text:style-name="T170">n</text:span><text:span text:style-name="T172">]</text:span></text:p>
      <text:p text:style-name="P53"><text:span text:style-name="Definition"><text:span text:style-name="T265">COMPUTERNA</text:span></text:span><text:span text:style-name="Definition"><text:span text:style-name="T268">me</text:span></text:span><text:span text:style-name="T223"><text:tab/></text:span><text:span text:style-name="T265"><draw:control text:anchor-type="as-char" svg:y="-0.429cm" draw:z-index="14" draw:name="Computernaam 1" draw:style-name="gr2" draw:text-style-name="P93" svg:width="6.002cm" svg:height="0.6cm" draw:control="control15"><svg:title>Computernaam</svg:title><svg:desc>Unieke naam van de computer</svg:desc></draw:control></text:span><text:span text:style-name="T265"><text:tab/></text:span><text:span text:style-name="T227">[</text:span><text:span text:style-name="T224">na</text:span><text:span text:style-name="T228">me of the</text:span><text:span text:style-name="T224"> compute</text:span><text:span text:style-name="T225">r, </text:span><text:span text:style-name="T228">e.g.</text:span><text:span text:style-name="T229"> </text:span><text:span text:style-name="T230">pc02</text:span><text:span text:style-name="T227">]</text:span></text:p>
      <text:p text:style-name="P53"><text:span text:style-name="Definition"><text:span text:style-name="T265">START</text:span></text:span><text:span text:style-name="Definition"><text:span text:style-name="T268">up</text:span></text:span><text:span text:style-name="Definition"><text:span text:style-name="T265">MEnU</text:span></text:span><text:span text:style-name="T219"><text:tab/><text:tab/></text:span><text:span text:style-name="T219"><draw:control text:anchor-type="as-char" svg:y="-0.429cm" draw:z-index="15" draw:name="Opstartmenu 1" draw:style-name="gr2" draw:text-style-name="P93" svg:width="6.002cm" svg:height="0.6cm" draw:control="control16"><svg:title>Opstartmenu</svg:title><svg:desc>Toets voor het opstartmenu ("bootmenu")</svg:desc></draw:control></text:span><text:span text:style-name="T219"><text:tab/></text:span><text:span text:style-name="T227">[</text:span><text:span text:style-name="T224">key for the bootable medium</text:span><text:span text:style-name="T231">]</text:span></text:p>
      <text:p text:style-name="P53"><text:span text:style-name="Definition"><text:span text:style-name="T226">SETTINGS</text:span></text:span><text:span text:style-name="T226"> <text:tab/><text:tab/><text:tab/></text:span><text:span text:style-name="T226"><draw:control text:anchor-type="as-char" svg:y="-0.429cm" draw:z-index="16" draw:name="Instellingen 1" draw:style-name="gr2" draw:text-style-name="P93" svg:width="6.002cm" svg:height="0.6cm" draw:control="control17"><svg:title>Instellingen</svg:title><svg:desc>Toets voor het BIOS/UEFI-scherm ("setup")</svg:desc></draw:control></text:span><text:span text:style-name="T226"><text:tab/></text:span><text:span text:style-name="T227">[</text:span><text:span text:style-name="T224">key for the UEFI BIOS screen</text:span><text:span text:style-name="T227">]</text:span></text:p>
      <text:p text:style-name="P53"><text:span text:style-name="Definition"><text:span text:style-name="T233">USER2</text:span></text:span><text:span text:style-name="T232"><text:tab/></text:span><text:span text:style-name="T217"> <text:tab/><text:tab/><text:tab/></text:span><text:span text:style-name="T219"><draw:control text:anchor-type="as-char" svg:y="-0.429cm" draw:z-index="17" draw:name="Gebruiker 3" draw:style-name="gr2" draw:text-style-name="P93" svg:width="6.002cm" svg:height="0.6cm" draw:control="control18"><svg:title>Gebruiker</svg:title><svg:desc>Volledige naam, bijv. Jan Stek</svg:desc></draw:control></text:span><text:span text:style-name="T219"><text:tab/></text:span><text:span text:style-name="T220">[</text:span><text:span text:style-name="T211">na</text:span><text:span text:style-name="T214">me</text:span><text:span text:style-name="T211"> possibly</text:span><text:span text:style-name="T215"> 2</text:span><text:span text:style-name="T244">nd</text:span><text:span text:style-name="T215"> USER</text:span><text:span text:style-name="T216">]</text:span></text:p>
      <text:p text:style-name="P56"><text:span text:style-name="Definition"><text:span text:style-name="T233">USERN</text:span></text:span><text:span text:style-name="Definition"><text:span text:style-name="T234">a</text:span></text:span><text:span text:style-name="Definition"><text:span text:style-name="T235">me</text:span></text:span><text:span text:style-name="Definition"><text:span text:style-name="T233">2</text:span></text:span><text:span text:style-name="Definition"><text:span text:style-name="T240"><text:tab/><text:tab/></text:span></text:span><text:span text:style-name="T209"><draw:control text:anchor-type="as-char" svg:y="-0.429cm" draw:z-index="18" draw:name="Gberuikersnaam 3" draw:style-name="gr2" draw:text-style-name="P93" svg:width="6.002cm" svg:height="0.6cm" draw:control="control19"><svg:title>Gebruikersnaam</svg:title><svg:desc>Korte naam, bijv. jan</svg:desc></draw:control></text:span><text:span text:style-name="T209"><text:tab/></text:span><text:span text:style-name="T237">[</text:span><text:span text:style-name="T238">user</text:span><text:span text:style-name="T236"> na</text:span><text:span text:style-name="T239">me</text:span><text:span text:style-name="T241"> possibly</text:span><text:span text:style-name="T242"> 2</text:span><text:span text:style-name="T245">nd</text:span><text:span text:style-name="T242"> USER</text:span><text:span text:style-name="T243">]</text:span></text:p>
      <text:p text:style-name="P53"><text:span text:style-name="T173">Replace the </text:span><text:span text:style-name="T185">underlined</text:span><text:span text:style-name="T173"> words in this checklist with those in the </text:span><text:span text:style-name="Strong_20_Emphasis"><text:span text:style-name="T39">te</text:span></text:span><text:span text:style-name="Strong_20_Emphasis"><text:span text:style-name="T59">x</text:span></text:span><text:span text:style-name="Strong_20_Emphasis"><text:span text:style-name="T39">t </text:span></text:span><text:span text:style-name="Strong_20_Emphasis"><text:span text:style-name="T59">box</text:span></text:span><text:span text:style-name="T173">.</text:span></text:p>
      <text:p text:style-name="P4"/>
      <text:p text:style-name="P4"/>
      <text:p text:style-name="P54"><text:span text:style-name="T181">Not yet on Linux?</text:span><text:span text:style-name="T174"><text:tab/></text:span><text:span text:style-name="T179"><text:tab/></text:span><text:span text:style-name="T180">Use</text:span><text:span text:style-name="T175"> </text:span><text:span text:style-name="Strong_20_Emphasis"><text:span text:style-name="T183">Checklist m</text:span></text:span><text:span text:style-name="Strong_20_Emphasis"><text:span text:style-name="T184">oving</text:span></text:span><text:span text:style-name="T175"> o</text:span><text:span text:style-name="T178">n</text:span><text:span text:style-name="T17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6"> </text:span><text:span text:style-name="T178">u</text:span><text:span text:style-name="T176">nder </text:span><text:span text:style-name="T182">Linux</text:span><text:span text:style-name="T177">.</text:span></text:p>
      <text:p text:style-name="P49"><text:span text:style-name="T259">New installation?</text:span><text:span text:style-name="T261"><text:tab/></text:span><text:span text:style-name="T262"></text:span><text:span text:style-name="T263"><text:tab/>Start at chapter </text:span><text:span text:style-name="T260"><text:bookmark-ref text:reference-format="page" text:ref-name="__RefNumPara__4009_12717081281">2</text:bookmark-ref></text:span><text:span text:style-name="T260"><text:s/></text:span><text:span text:style-name="T260"><text:bookmark-ref text:reference-format="text" text:ref-name="__RefNumPara__4009_12717081281">Perform installation</text:bookmark-ref></text:span><text:span text:style-name="T264">.</text:span></text:p>
      <text:p text:style-name="P51"/>
      <text:p text:style-name="P53"><text:span text:style-name="Strong_20_Emphasis"><text:span text:style-name="T31"/></text:span></text:p>
      <text:list xml:id="list4254633882" text:style-name="L1">
        <text:list-item>
          <text:p text:style-name="P89"><text:bookmark-start text:name="__RefNumPara__4083_1271708128"/>Preparing installation<text:bookmark-end text:name="__RefNumPara__4083_1271708128"/></text:p>
        </text:list-item>
      </text:list>
      <text:p text:style-name="P4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72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72"><draw:control text:anchor-type="as-char" draw:z-index="21" draw:name="Vorm 5" draw:style-name="gr1" draw:text-style-name="P92" svg:width="0.35cm" svg:height="0.35cm" draw:control="control22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6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0"><text:span text:style-name="User_20_Entry"><text:span text:style-name="T125">Login any additional </text:span></text:span><text:span text:style-name="Definition"><text:span text:style-name="T248">USER</text:span></text:span><text:span text:style-name="User_20_Entry"><text:span text:style-name="T126">s</text:span></text:span><text:span text:style-name="User_20_Entry"><text:span text:style-name="T135"> </text:span></text:span><text:span text:style-name="User_20_Entry"><text:span text:style-name="T125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72"><draw:control text:anchor-type="as-char" draw:z-index="6" draw:name="Vorm4" draw:style-name="gr1" draw:text-style-name="P9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72"><draw:control text:anchor-type="as-char" draw:z-index="22" draw:name="Vorm 6" draw:style-name="gr1" draw:text-style-name="P92" svg:width="0.35cm" svg:height="0.35cm" draw:control="control23"/></text:span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40">Install </text:span></text:span><text:span text:style-name="Strong_20_Emphasis"><text:span text:style-name="T42">pa</text:span></text:span><text:span text:style-name="Strong_20_Emphasis"><text:span text:style-name="T60">ckage</text:span></text:span><text:span text:style-name="Strong_20_Emphasis"><text:span text:style-name="T42"> kz</text:span></text:span><text:span text:style-name="Strong_20_Emphasis"><text:span text:style-name="T42"><text:note text:id="ftn3" text:note-class="footnote"><text:note-citation>3</text:note-citation><text:note-body><text:p text:style-name="P42"><text:span text:style-name="T26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66">) for installing and managing Debian and Debian based systems like Ubuntu.</text:span></text:p></text:note-body></text:note>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4" office:value-type="string">
            <text:p text:style-name="P86"><text:span text:style-name="Strong_20_Emphasis"><text:span text:style-name="T69">T</text:span></text:span><text:span text:style-name="Strong_20_Emphasis"><text:span text:style-name="T48">ype</text:span></text:span><text:span text:style-name="Strong_20_Emphasis"><text:span text:style-name="T49"> </text:span></text:span><text:span text:style-name="Strong_20_Emphasis"><text:span text:style-name="T82">ter</text:span></text:span><text:span text:style-name="Strong_20_Emphasis"><text:span text:style-name="T83">m</text:span></text:span><text:span text:style-name="Strong_20_Emphasis"><text:span text:style-name="T50"> </text:span></text:span><text:span text:style-name="Strong_20_Emphasis"><text:span text:style-name="T69">(p</text:span></text:span><text:span text:style-name="Strong_20_Emphasis"><text:span text:style-name="T42">ress the </text:span></text:span><text:span text:style-name="Strong_20_Emphasis"><text:span text:style-name="T47">Super</text:span></text:span><text:span text:style-name="Strong_20_Emphasis"><text:span text:style-name="T38"> </text:span></text:span><text:span text:style-name="Strong_20_Emphasis"><text:span text:style-name="T61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72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62"> </text:span></text:span><text:span text:style-name="Strong_20_Emphasis"><text:span text:style-name="T70">if</text:span></text:span><text:span text:style-name="Strong_20_Emphasis"><text:span text:style-name="T69"> needed) a</text:span></text:span><text:span text:style-name="Strong_20_Emphasis"><text:span text:style-name="T62">nd click the </text:span></text:span><text:span text:style-name="Strong_20_Emphasis"><text:span text:style-name="T84">Terminal</text:span></text:span><text:span text:style-name="Strong_20_Emphasis"><text:span text:style-name="T62"> ic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0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43">Type, or copy and paste, these t</text:span></text:span><text:span text:style-name="Strong_20_Emphasis"><text:span text:style-name="T63">hree</text:span></text:span><text:span text:style-name="Strong_20_Emphasis"><text:span text:style-name="T43"> commands, each followed by the</text:span></text:span><text:span text:style-name="Strong_20_Emphasis"><text:span text:style-name="T50"> </text:span></text:span><text:span text:style-name="Strong_20_Emphasis"><text:span text:style-name="T44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6" office:value-type="string">
            <text:p text:style-name="P74"><text:span text:style-name="User_20_Entry"><text:span text:style-name="T138">sudo</text:span></text:span><text:span text:style-name="User_20_Entry"><text:span text:style-name="T139"> </text:span></text:span><text:span text:style-name="User_20_Entry"><text:span text:style-name="T13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7" office:value-type="string">
            <text:p text:style-name="P74"><text:span text:style-name="User_20_Entry"><text:span text:style-name="T139">wget karelzimmer.nl/</text:span></text:span><text:span text:style-name="User_20_Entry"><text:span text:style-name="T140">kz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8" office:value-type="string">
            <text:p text:style-name="P74"><text:span text:style-name="User_20_Entry"><text:span text:style-name="T139">bash </text:span></text:span><text:span text:style-name="User_20_Entry"><text:span text:style-name="T140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0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72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72"><draw:control text:anchor-type="as-char" draw:z-index="23" draw:name="Vorm 7" draw:style-name="gr1" draw:text-style-name="P92" svg:width="0.35cm" svg:height="0.35cm" draw:control="control24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2" office:value-type="string">
            <text:p text:style-name="P86"><text:span text:style-name="Strong_20_Emphasis"><text:span text:style-name="T69">T</text:span></text:span><text:span text:style-name="Strong_20_Emphasis"><text:span text:style-name="T45">ype </text:span></text:span><text:span text:style-name="Strong_20_Emphasis"><text:span text:style-name="T86">menu</text:span></text:span><text:span text:style-name="Strong_20_Emphasis"><text:span text:style-name="T45"> </text:span></text:span><text:span text:style-name="Strong_20_Emphasis"><text:span text:style-name="T69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157"> </text:span></text:span><text:span text:style-name="Strong_20_Emphasis"><text:span text:style-name="T158">if</text:span></text:span><text:span text:style-name="Strong_20_Emphasis"><text:span text:style-name="T156"> needed) </text:span></text:span><text:span text:style-name="Strong_20_Emphasis"><text:span text:style-name="T45">and click the </text:span></text:span><text:span text:style-name="Strong_20_Emphasis"><text:span text:style-name="T142">Install</text:span></text:span><text:span text:style-name="Strong_20_Emphasis"><text:span text:style-name="T143">ation</text:span></text:span><text:span text:style-name="Strong_20_Emphasis"><text:span text:style-name="T142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0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52">Select </text:span></text:span><text:span text:style-name="Strong_20_Emphasis"><text:span text:style-name="T87">1 Prepar</text:span></text:span><text:span text:style-name="Strong_20_Emphasis"><text:span text:style-name="T91">e<text:tab/></text:span></text:span><text:span text:style-name="Strong_20_Emphasis"><text:span text:style-name="T87"> installation</text:span></text:span><text:span text:style-name="Strong_20_Emphasis"><text:span text:style-name="T52"> and </text:span></text:span><text:span text:style-name="Strong_20_Emphasis"><text:span text:style-name="T66">click </text:span></text:span><text:span text:style-name="Strong_20_Emphasis"><text:span text:style-name="T90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4" office:value-type="string">
            <text:p text:style-name="P62"><text:span text:style-name="Strong_20_Emphasis"><text:span text:style-name="T51">Follow the instructions on the screen.</text:span></text:span></text:p>
          </table:table-cell>
        </table:table-row>
      </table:table>
      <text:p text:style-name="P48"><text:bookmark-start text:name="__RefNumPara__4009_1271708128"/><text:bookmark-end text:name="__RefNumPara__4009_1271708128"/><text:span text:style-name="Strong_20_Emphasis"><text:span text:style-name="T2"/></text:span></text:p>
      <text:list xml:id="list112209414288322" text:continue-numbering="true" text:style-name="L1">
        <text:list-item>
          <text:p text:style-name="P88"><text:bookmark-start text:name="__RefNumPara__4009_12717081281"/><text:span text:style-name="Strong_20_Emphasis"><text:span text:style-name="T186">Perform installation</text:span></text:span><text:bookmark-end text:name="__RefNumPara__4009_12717081281"/></text:p>
        </text:list-item>
      </text:list>
      <text:p text:style-name="P72"><text:span text:style-name="Strong_20_Emphasis"><text:span text:style-name="T18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72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87">Boot the computer from an </text:span><text:span text:style-name="T159"><text:user-field-get text:name="Distro">Debian</text:user-field-get></text:span><text:span text:style-name="T160"><text:s/></text:span><text:span text:style-name="T160"><text:user-field-get text:name="Version">12</text:user-field-get></text:span><text:span text:style-name="Strong_20_Emphasis"><text:span text:style-name="T161"><text:s/></text:span></text:span><text:span text:style-name="T188">Live</text:span><text:span text:style-name="T104"><text:note text:id="ftn5" text:note-class="footnote"><text:note-citation>1</text:note-citation><text:note-body><text:p text:style-name="P7"><text:span text:style-name="T246">From a Live USB stick (or DVD) you can boot and work with</text:span> <text:span text:style-name="T191"><text:user-field-get text:name="Distro">Debian</text:user-field-get></text:span><text:span text:style-name="T192"><text:s/>without installing it</text:span>.</text:p></text:note-body></text:note></text:span><text:span text:style-name="T103"> USB stick</text:span><text:span text:style-name="T105"><text:note text:id="ftn6" text:note-class="footnote"><text:note-citation>2</text:note-citation><text:note-body><text:p text:style-name="P43"><text:span text:style-name="Strong_20_Emphasis"><text:span text:style-name="T120">Download a CD image file (.iso) from</text:span></text:span><text:span text:style-name="Strong_20_Emphasis"><text:span text:style-name="T118"> </text:span></text:span><text:a xlink:type="simple" xlink:href="https://www.debian.org/CD/live/" text:style-name="Internet_20_link" text:visited-style-name="Visited_20_Internet_20_Link"><text:span text:style-name="Strong_20_Emphasis"><text:span text:style-name="T249">debian.org/cd/live</text:span></text:span></text:a><text:span text:style-name="Strong_20_Emphasis"><text:span text:style-name="T118">, </text:span></text:span><text:span text:style-name="Strong_20_Emphasis"><text:span text:style-name="T124">under </text:span></text:span><text:span text:style-name="Strong_20_Emphasis"><text:span text:style-name="T133">DVD/USB</text:span></text:span><text:span text:style-name="Strong_20_Emphasis"><text:span text:style-name="T118"> click </text:span></text:span><text:span text:style-name="Strong_20_Emphasis"><text:span text:style-name="T124">on </text:span></text:span><text:span text:style-name="Strong_20_Emphasis"><text:span text:style-name="T133">amd64</text:span></text:span><text:span text:style-name="Strong_20_Emphasis"><text:span text:style-name="T124">.</text:span></text:span><text:span text:style-name="Strong_20_Emphasis"><text:span text:style-name="T118"><text:line-break/></text:span></text:span><text:span text:style-name="Strong_20_Emphasis"><text:span text:style-name="T121">Click on</text:span></text:span><text:span text:style-name="Strong_20_Emphasis"><text:span text:style-name="T119"> </text:span></text:span><text:span text:style-name="T127">debian-live-1</text:span><text:span text:style-name="T133">2</text:span><text:span text:style-name="T127">.</text:span><text:span text:style-name="T134">x</text:span><text:span text:style-name="T127">.</text:span><text:span text:style-name="T134">y</text:span><text:span text:style-name="T128">-</text:span><text:span text:style-name="T127">amd64-</text:span><text:span text:style-name="T128">gnome</text:span><text:span text:style-name="T129">.iso</text:span><text:span text:style-name="Strong_20_Emphasis"><text:span text:style-name="T117">.<text:line-break/></text:span></text:span><text:span text:style-name="Strong_20_Emphasis"><text:span text:style-name="T120">Insert a USB stick of at least 4 GB.<text:line-break/>Locate </text:span></text:span><text:span text:style-name="Strong_20_Emphasis"><text:span text:style-name="T130">disk</text:span></text:span><text:span text:style-name="Strong_20_Emphasis"><text:span text:style-name="T120"> and click the </text:span></text:span><text:span text:style-name="Strong_20_Emphasis"><text:span text:style-name="T131">Disks</text:span></text:span><text:span text:style-name="Strong_20_Emphasis"><text:span text:style-name="T120"> icon. Select the USB stick in the list of disks on the left and click </text:span></text:span><text:span text:style-name="Strong_20_Emphasis"><text:span text:style-name="T131">Disk </text:span></text:span><text:span text:style-name="Strong_20_Emphasis"><text:span text:style-name="T130">settings</text:span></text:span><text:span text:style-name="Strong_20_Emphasis"><text:span text:style-name="T120"> ⋮ (icon with the three dots) in the top right corner.</text:span></text:span></text:p><text:p text:style-name="P43"><text:span text:style-name="Strong_20_Emphasis"><text:span text:style-name="T120"><text:tab/>Choose </text:span></text:span><text:span text:style-name="Strong_20_Emphasis"><text:span text:style-name="T131">Restore Disk Image</text:span></text:span><text:span text:style-name="Strong_20_Emphasis"><text:span text:style-name="T120"> and select the CD image file (.iso) you just downloaded.</text:span></text:span></text:p><text:p text:style-name="P43"><text:span text:style-name="Strong_20_Emphasis"><text:span text:style-name="T122"><text:tab/>Click </text:span></text:span><text:span text:style-name="Strong_20_Emphasis"><text:span text:style-name="T132">Start Restore</text:span></text:span><text:span text:style-name="Strong_20_Emphasis"><text:span text:style-name="T122">, and then click </text:span></text:span><text:span text:style-name="Strong_20_Emphasis"><text:span text:style-name="T132">Restore</text:span></text:span><text:span text:style-name="Strong_20_Emphasis"><text:span text:style-name="T122">.</text:span></text:span></text:p><text:p text:style-name="P43"><text:span text:style-name="Strong_20_Emphasis"><text:span text:style-name="T122"><text:tab/>Or use the </text:span></text:span><text:span text:style-name="Strong_20_Emphasis"><text:span text:style-name="T132">Etcher</text:span></text:span><text:span text:style-name="Strong_20_Emphasis"><text:span text:style-name="T122"> program </text:span></text:span><text:span text:style-name="Strong_20_Emphasis"><text:span text:style-name="T123">(</text:span></text:span><text:a xlink:type="simple" xlink:href="https://www.balena.io/etcher/" text:style-name="Internet_20_link" text:visited-style-name="Visited_20_Internet_20_Link"><text:span text:style-name="Strong_20_Emphasis"><text:span text:style-name="T250">etcher.io</text:span></text:span></text:a><text:span text:style-name="Strong_20_Emphasis"><text:span text:style-name="T123">) </text:span></text:span><text:span text:style-name="Strong_20_Emphasis"><text:span text:style-name="T122">available for Windows, macOS, and Linux.</text:span></text:span></text:p></text:note-body></text:note></text:span><text:span text:style-name="T103"> </text:span><text:span text:style-name="T106">o</text:span><text:span text:style-name="T108">r</text:span><text:span text:style-name="T106"> </text:span><text:span text:style-name="T108">DVD</text:span><text:span text:style-name="T106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2" office:value-type="string">
            <text:p text:style-name="P73"><text:span text:style-name="T109">S</text:span><text:span text:style-name="T110">tart up</text:span><text:span text:style-name="T103">/boot menu via </text:span><text:span text:style-name="Definition"><text:span text:style-name="T269">START</text:span></text:span><text:span text:style-name="Definition"><text:span text:style-name="T270">up</text:span></text:span><text:span text:style-name="Definition"><text:span text:style-name="T269">MEnU</text:span></text:span><text:span text:style-name="T103"> </text:span><text:span text:style-name="T111">and </text:span><text:span text:style-name="T110">settings/</text:span><text:span text:style-name="T107">setup</text:span><text:span text:style-name="T103"> via </text:span><text:span text:style-name="Definition"><text:span text:style-name="T14">SETTINGS</text:span>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4"><text:span text:style-name="Strong_20_Emphasis"><text:span text:style-name="T25">P</text:span></text:span><text:span text:style-name="Strong_20_Emphasis"><text:span text:style-name="T22">ress the</text:span></text:span><text:span text:style-name="Strong_20_Emphasis"><text:span text:style-name="T23"> </text:span></text:span><text:span text:style-name="Strong_20_Emphasis"><text:span text:style-name="T24">Enter</text:span></text:span><text:span text:style-name="Strong_20_Emphasis"><text:span text:style-name="T22"> key </text:span></text:span><text:span text:style-name="Strong_20_Emphasis"><text:span text:style-name="T113">(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113"> is </text:span></text:span><text:span text:style-name="Strong_20_Emphasis"><text:span text:style-name="T26">already selected</text:span></text:span><text:span text:style-name="Strong_20_Emphasis"><text:span text:style-name="T27">)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2"/></text:span></text:p>
          </table:table-cell>
          <table:table-cell table:style-name="_32_._5f_Installatie_5f_uitvoeren.C5" office:value-type="string">
            <text:p text:style-name="P60"><text:span text:style-name="Strong_20_Emphasis"><text:span text:style-name="T148">Follow the instructions on the </text:span></text:span><text:span text:style-name="Strong_20_Emphasis"><text:span text:style-name="T149">welcome screens</text:span></text:span><text:span text:style-name="Strong_20_Emphasis"><text:span text:style-name="T148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72"><draw:control text:anchor-type="as-char" draw:z-index="8" draw:name="Vorm13_1" draw:style-name="gr1" draw:text-style-name="P92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9"><text:span text:style-name="Strong_20_Emphasis"><text:span text:style-name="T29">Start the installation by clicking </text:span></text:span><text:span text:style-name="Strong_20_Emphasis"><text:span text:style-name="T92">Activities</text:span></text:span><text:span text:style-name="Strong_20_Emphasis"><text:span text:style-name="T29"> and clicking </text:span></text:span><text:span text:style-name="Strong_20_Emphasis"><text:span text:style-name="T92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77">If asked, type password <text:span text:style-name="T273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52">Follow the instructions on the </text:span></text:span><text:span text:style-name="Strong_20_Emphasis"><text:span text:style-name="T153">installation</text:span></text:span><text:span text:style-name="Strong_20_Emphasis"><text:span text:style-name="T154"> screens</text:span></text:span><text:span text:style-name="Strong_20_Emphasis"><text:span text:style-name="T152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72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7"><text:span text:style-name="Strong_20_Emphasis"><text:span text:style-name="T74">At </text:span></text:span><text:span text:style-name="Strong_20_Emphasis"><text:span text:style-name="T94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3" office:value-type="string">
            <text:p text:style-name="P76"><text:span text:style-name="Strong_20_Emphasis"><text:span text:style-name="T81">E</text:span></text:span><text:span text:style-name="Strong_20_Emphasis"><text:span text:style-name="T73">nter your </text:span></text:span><text:span text:style-name="Strong_20_Emphasis"><text:span text:style-name="T94">What is your name</text:span></text:span><text:span text:style-name="Strong_20_Emphasis"><text:span text:style-name="T93"> </text:span></text:span><text:span text:style-name="Definition"><text:span text:style-name="T11">USER</text:span></text:span><text:span text:style-name="Strong_20_Emphasis"><text:span text:style-name="T78">, <text:line-break/></text:span></text:span><text:span text:style-name="Strong_20_Emphasis"><text:span text:style-name="T100">What name do you want to use to log in</text:span></text:span><text:span text:style-name="Strong_20_Emphasis"><text:span text:style-name="T7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9">,<text:line-break/></text:span></text:span><text:span text:style-name="Strong_20_Emphasis"><text:span text:style-name="T101">What is the na</text:span></text:span><text:span text:style-name="Strong_20_Emphasis"><text:span text:style-name="T100">me of </text:span></text:span><text:span text:style-name="Strong_20_Emphasis"><text:span text:style-name="T102">this</text:span></text:span><text:span text:style-name="Strong_20_Emphasis"><text:span text:style-name="T10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9">,<text:line-break/></text:span></text:span><text:span text:style-name="Strong_20_Emphasis"><text:span text:style-name="T80">enter a password twice, and click </text:span></text:span><text:span text:style-name="Strong_20_Emphasis"><text:span text:style-name="T95">Next</text:span></text:span><text:span text:style-name="Strong_20_Emphasis"><text:span text:style-name="T80">.</text:span></text:span></text:p>
          </table:table-cell>
        </table:table-row>
      </table:table>
      <text:p text:style-name="P36"><text:span text:style-name="Strong_20_Emphasis"><text:span text:style-name="T75"/></text:span></text:p>
      <text:list xml:id="list112208683763429" text:continue-numbering="true" text:style-name="L1">
        <text:list-item>
          <text:p text:style-name="P91"><text:bookmark-start text:name="__RefNumPara__12966_2272496019"/><text:span text:style-name="Strong_20_Emphasis"><text:span text:style-name="T99">Finish installation</text:span></text:span><text:bookmark-end text:name="__RefNumPara__12966_2272496019"/></text:p>
        </text:list-item>
      </text:list>
      <text:p text:style-name="P37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72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30">Log in as </text:span></text:span><text:span text:style-name="Definition"><text:span text:style-name="T10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12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52">Follow the instructions on the </text:span></text:span><text:span text:style-name="Strong_20_Emphasis"><text:span text:style-name="T155">welcome screens</text:span></text:span><text:span text:style-name="Strong_20_Emphasis"><text:span text:style-name="T15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72"><draw:control text:anchor-type="as-char" draw:z-index="7" draw:name="Vorm4_1" draw:style-name="gr1" draw:text-style-name="P92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40">Install </text:span></text:span><text:span text:style-name="Strong_20_Emphasis"><text:span text:style-name="T42">pa</text:span></text:span><text:span text:style-name="Strong_20_Emphasis"><text:span text:style-name="T60">ckage</text:span></text:span><text:span text:style-name="Strong_20_Emphasis"><text:span text:style-name="T42"> kz</text:span></text:span><text:span text:style-name="Strong_20_Emphasis"><text:span text:style-name="T42"><text:note text:id="ftn7" text:note-class="footnote"><text:note-citation>1</text:note-citation><text:note-body><text:p text:style-name="P42"><text:span text:style-name="T26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66">) for installing and managing Debian and Debian based systems like Ubuntu.</text:span></text:p></text:note-body></text:note></text:span></text:span><text:span text:style-name="Strong_20_Emphasis"><text:span text:style-name="T42">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6" office:value-type="string">
            <text:p text:style-name="P86"><text:span text:style-name="Strong_20_Emphasis"><text:span text:style-name="T68">T</text:span></text:span><text:span text:style-name="Strong_20_Emphasis"><text:span text:style-name="T48">ype</text:span></text:span><text:span text:style-name="Strong_20_Emphasis"><text:span text:style-name="T49"> </text:span></text:span><text:span text:style-name="Strong_20_Emphasis"><text:span text:style-name="T82">ter</text:span></text:span><text:span text:style-name="Strong_20_Emphasis"><text:span text:style-name="T83">m</text:span></text:span><text:span text:style-name="Strong_20_Emphasis"><text:span text:style-name="T50"> </text:span></text:span><text:span text:style-name="Strong_20_Emphasis"><text:span text:style-name="T69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21"><text:note text:id="ftn8" text:note-class="footnote"><text:note-citation>2</text:note-citation><text:note-body><text:p text:style-name="P2">The <text:span text:style-name="T272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157"> </text:span></text:span><text:span text:style-name="Strong_20_Emphasis"><text:span text:style-name="T158">if</text:span></text:span><text:span text:style-name="Strong_20_Emphasis"><text:span text:style-name="T156"> needed) </text:span></text:span><text:span text:style-name="Strong_20_Emphasis"><text:span text:style-name="T62">and click the </text:span></text:span><text:span text:style-name="Strong_20_Emphasis"><text:span text:style-name="T84">Terminal</text:span></text:span><text:span text:style-name="Strong_20_Emphasis"><text:span text:style-name="T62"> ico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P74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0"> </text:span></text:span><text:span text:style-name="Strong_20_Emphasis"><text:span text:style-name="T44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5"><text:span text:style-name="User_20_Entry"><text:span text:style-name="T138">sudo</text:span></text:span><text:span text:style-name="User_20_Entry"><text:span text:style-name="T139"> </text:span></text:span><text:span text:style-name="User_20_Entry"><text:span text:style-name="T13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5"><text:span text:style-name="User_20_Entry"><text:span text:style-name="T139">wget karelzimmer.nl/</text:span></text:span><text:span text:style-name="User_20_Entry"><text:span text:style-name="T141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0" office:value-type="string">
            <text:p text:style-name="P75"><text:span text:style-name="User_20_Entry"><text:span text:style-name="T139">bash </text:span></text:span><text:span text:style-name="User_20_Entry"><text:span text:style-name="T141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1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72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4" office:value-type="string">
            <text:p text:style-name="P86"><text:span text:style-name="Strong_20_Emphasis"><text:span text:style-name="T69">T</text:span></text:span><text:span text:style-name="Strong_20_Emphasis"><text:span text:style-name="T55">ype </text:span></text:span><text:span text:style-name="Strong_20_Emphasis"><text:span text:style-name="T88">menu</text:span></text:span><text:span text:style-name="Strong_20_Emphasis"><text:span text:style-name="T55"> </text:span></text:span><text:span text:style-name="Strong_20_Emphasis"><text:span text:style-name="T69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157"> </text:span></text:span><text:span text:style-name="Strong_20_Emphasis"><text:span text:style-name="T158">if</text:span></text:span><text:span text:style-name="Strong_20_Emphasis"><text:span text:style-name="T156"> needed) </text:span></text:span><text:span text:style-name="Strong_20_Emphasis"><text:span text:style-name="T55">and click the </text:span></text:span><text:span text:style-name="Strong_20_Emphasis"><text:span text:style-name="T144">Install</text:span></text:span><text:span text:style-name="Strong_20_Emphasis"><text:span text:style-name="T145">ation</text:span></text:span><text:span text:style-name="Strong_20_Emphasis"><text:span text:style-name="T144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40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53">Se</text:span></text:span><text:span text:style-name="Strong_20_Emphasis"><text:span text:style-name="T64">lect</text:span></text:span><text:span text:style-name="Strong_20_Emphasis"><text:span text:style-name="T53"> </text:span></text:span><text:span text:style-name="Strong_20_Emphasis"><text:span text:style-name="T96">3</text:span></text:span><text:span text:style-name="Strong_20_Emphasis"><text:span text:style-name="T76"> </text:span></text:span><text:span text:style-name="Strong_20_Emphasis"><text:span text:style-name="T97">Finish installatio</text:span></text:span><text:span text:style-name="Strong_20_Emphasis"><text:span text:style-name="T98">n</text:span></text:span><text:span text:style-name="Strong_20_Emphasis"><text:span text:style-name="T54"> </text:span></text:span><text:span text:style-name="Strong_20_Emphasis"><text:span text:style-name="T52">and </text:span></text:span><text:span text:style-name="Strong_20_Emphasis"><text:span text:style-name="T66">click </text:span></text:span><text:span text:style-name="Strong_20_Emphasis"><text:span text:style-name="T90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6" office:value-type="string">
            <text:p text:style-name="P63"><text:span text:style-name="Strong_20_Emphasis"><text:span text:style-name="T51">Follow the instructions on the screen.</text:span></text:span></text:p>
          </table:table-cell>
        </table:table-row>
      </table:table>
      <text:p text:style-name="P37"><text:span text:style-name="Strong_20_Emphasis"><text:span text:style-name="T30"><text:tab/></text:span></text:span></text:p>
      <text:p text:style-name="P38"><text:span text:style-name="Strong_20_Emphasis"><text:span text:style-name="T51"/></text:span></text:p>
      <text:list xml:id="list112207690518551" text:continue-numbering="true" text:style-name="L1">
        <text:list-item>
          <text:p text:style-name="P90"><text:span text:style-name="Strong_20_Emphasis"><text:span text:style-name="T16">P</text:span></text:span><text:span text:style-name="Strong_20_Emphasis"><text:span text:style-name="T253">rovision user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72"><draw:control text:anchor-type="as-char" draw:z-index="9" draw:name="Vorm36_0" draw:style-name="gr1" draw:text-style-name="P92" svg:width="0.35cm" svg:height="0.35cm" draw:control="control10"/></text:span></text:span></text:p>
          </table:table-cell>
          <table:table-cell table:style-name="Tabel2.A1" office:value-type="string">
            <text:p text:style-name="P84"><text:span text:style-name="Strong_20_Emphasis"><text:span text:style-name="T72"><draw:control text:anchor-type="as-char" draw:z-index="19" draw:name="Vorm36_ 1" draw:style-name="gr1" draw:text-style-name="P92" svg:width="0.35cm" svg:height="0.35cm" draw:control="control20"/></text:span></text:span></text:p>
          </table:table-cell>
          <table:table-cell table:style-name="Tabel2.D1" office:value-type="string">
            <text:p text:style-name="P32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0">USER</text:span></text:span><text:span text:style-name="Strong_20_Emphasis"><text:span text:style-name="T41"><text:note text:id="ftn9" text:note-class="footnote"><text:note-citation>1</text:note-citation><text:note-body><text:p text:style-name="P41"><text:span text:style-name="User_20_Entry"><text:span text:style-name="T150">Login any additional </text:span></text:span><text:span text:style-name="Definition"><text:span text:style-name="T247">USER</text:span></text:span><text:span text:style-name="User_20_Entry"><text:span text:style-name="T151">s </text:span></text:span><text:span text:style-name="User_20_Entry"><text:span text:style-name="T150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52">Follow the instructions on the </text:span></text:span><text:span text:style-name="Strong_20_Emphasis"><text:span text:style-name="T155">welcome screens</text:span></text:span><text:span text:style-name="Strong_20_Emphasis"><text:span text:style-name="T15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72"><draw:control text:anchor-type="as-char" draw:z-index="10" draw:name="Vorm36_2" draw:style-name="gr1" draw:text-style-name="P92" svg:width="0.35cm" svg:height="0.35cm" draw:control="control11"/></text:span></text:span></text:p>
          </table:table-cell>
          <table:table-cell table:style-name="Tabel2.A1" office:value-type="string">
            <text:p text:style-name="P85"><text:span text:style-name="Strong_20_Emphasis"><text:span text:style-name="T72"><draw:control text:anchor-type="as-char" draw:z-index="20" draw:name="Vorm36_ 2" draw:style-name="gr1" draw:text-style-name="P92" svg:width="0.35cm" svg:height="0.35cm" draw:control="control21"/></text:span></text:span></text:p>
          </table:table-cell>
          <table:table-cell table:style-name="Tabel2.D5" office:value-type="string">
            <text:p text:style-name="P33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7">user</text:span></text:span><text:span text:style-name="Definition"><text:span text:style-name="T271">:</text:span></text:span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D6" office:value-type="string">
            <text:p text:style-name="P35"><text:span text:style-name="Strong_20_Emphasis"><text:span text:style-name="T68">T</text:span></text:span><text:span text:style-name="Strong_20_Emphasis"><text:span text:style-name="T56">ype </text:span></text:span><text:span text:style-name="Strong_20_Emphasis"><text:span text:style-name="T89">menu</text:span></text:span><text:span text:style-name="Strong_20_Emphasis"><text:span text:style-name="T56"> </text:span></text:span><text:span text:style-name="Strong_20_Emphasis"><text:span text:style-name="T69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21"><text:note text:id="ftn10" text:note-class="footnote"><text:note-citation>2</text:note-citation><text:note-body><text:p text:style-name="P2">The <text:span text:style-name="T272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157"> </text:span></text:span><text:span text:style-name="Strong_20_Emphasis"><text:span text:style-name="T158">if</text:span></text:span><text:span text:style-name="Strong_20_Emphasis"><text:span text:style-name="T156"> needed) </text:span></text:span><text:span text:style-name="Strong_20_Emphasis"><text:span text:style-name="T56">and click on the </text:span></text:span><text:span text:style-name="Strong_20_Emphasis"><text:span text:style-name="T146">Install</text:span></text:span><text:span text:style-name="Strong_20_Emphasis"><text:span text:style-name="T147">ation</text:span></text:span><text:span text:style-name="Strong_20_Emphasis"><text:span text:style-name="T146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65">Select</text:span></text:span><text:span text:style-name="Strong_20_Emphasis"><text:span text:style-name="T53"> </text:span></text:span><text:span text:style-name="Strong_20_Emphasis"><text:span text:style-name="T96">4 </text:span></text:span><text:span text:style-name="Strong_20_Emphasis"><text:span text:style-name="T85">Provision user</text:span></text:span><text:span text:style-name="Strong_20_Emphasis"><text:span text:style-name="T54"> </text:span></text:span><text:span text:style-name="Strong_20_Emphasis"><text:span text:style-name="T52">and </text:span></text:span><text:span text:style-name="Strong_20_Emphasis"><text:span text:style-name="T66">click </text:span></text:span><text:span text:style-name="Strong_20_Emphasis"><text:span text:style-name="T90">Continue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4"><text:span text:style-name="Strong_20_Emphasis"><text:span text:style-name="T51">Follow the instructions on the screen.</text:span></text:span></text:p>
          </table:table-cell>
        </table:table-row>
      </table:table>
      <text:p text:style-name="P31"><text:span text:style-name="Strong_20_Emphasis"><text:span text:style-name="T58"/></text:span></text:p>
      <text:p text:style-name="P15"/>
      <text:p text:style-name="P15"/>
      <text:p text:style-name="P70"><text:span text:style-name="T165">End of checklist,</text:span><text:span text:style-name="T162"> </text:span><text:span text:style-name="T162"><text:user-field-get text:name="Distro">Debian</text:user-field-get></text:span><text:span text:style-name="T160"><text:s/></text:span><text:span text:style-name="T160"><text:user-field-get text:name="Version">12</text:user-field-get></text:span><text:span text:style-name="Strong_20_Emphasis"><text:span text:style-name="T161"><text:s/></text:span></text:span><text:span text:style-name="Strong_20_Emphasis"><text:span text:style-name="T163">LTS </text:span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Strong_20_Emphasis"><text:span text:style-name="T165">installation is complete.</text:span></text:span></text:p>
      <text:p text:style-name="P47"/>
      <text:p text:style-name="P55"><text:span text:style-name="Emphasis"><text:span text:style-name="T256">Written</text:span></text:span><text:span text:style-name="Emphasis"><text:span text:style-name="T254"> </text:span></text:span><text:span text:style-name="Emphasis"><text:span text:style-name="T256">by</text:span></text:span><text:span text:style-name="Emphasis"><text:span text:style-name="T25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5">Karel Zimmer</text:span></text:span></text:a><text:span text:style-name="Emphasis"><text:span text:style-name="T254">, </text:span></text:span><text:a xlink:type="simple" xlink:href="https://creativecommons.org/publicdomain/zero/1.0" text:style-name="Internet_20_link" text:visited-style-name="Visited_20_Internet_20_Link"><text:span text:style-name="Emphasis"><text:span text:style-name="T257">CC0 1.0 Universal</text:span></text:span></text:a><text:span text:style-name="Emphasis"><text:span text:style-name="T254">, </text:span></text:span><text:span text:style-name="Strong_20_Emphasis"><text:span text:style-name="T51"><text:user-field-get text:name="Releaseyear">2023</text:user-field-get></text:span></text:span><text:span text:style-name="Strong_20_Emphasis"><text:span text:style-name="T51">-</text:span></text:span><text:span text:style-name="Strong_20_Emphasis"><text:span text:style-name="T51"><text:date style:data-style-name="N10111" text:date-value="2023-05-13T10:11:41.587769854" text:fixed="true">2023</text:date></text:span></text:span><text:span text:style-name="Emphasis"><text:span text:style-name="T2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7-23T11:22:07.164848847">23/07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1:22:06.564179486</dc:date>
    <meta:keyword>Installatie</meta:keyword>
    <meta:keyword>Checklist</meta:keyword>
    <meta:keyword>Linux</meta:keyword>
    <meta:editing-cycles>6837</meta:editing-cycles>
    <meta:editing-duration>P12DT1H30M</meta:editing-duration>
    <meta:print-date>2021-03-23T20:07:57.967210640</meta:print-date>
    <dc:creator>Karel Zimmer</dc:creator>
    <meta:document-statistic meta:table-count="4" meta:image-count="0" meta:object-count="0" meta:page-count="4" meta:paragraph-count="93" meta:word-count="683" meta:character-count="4199" meta:non-whitespace-character-count="3560"/>
    <meta:user-defined meta:name="Info 1"/>
    <meta:user-defined meta:name="Info 2"/>
    <meta:user-defined meta:name="Info 3"/>
    <meta:user-defined meta:name="Info 4"/>
  </office:meta>
</office:document-meta>
</file>